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Hauptprogramms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2-02T08:19:24</dc:date>
    <dc:language>de-AT</dc:language>
    <meta:editing-cycles>12</meta:editing-cycles>
    <meta:editing-duration>PT14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32" meta:character-count="253"/>
  </office:meta>
</office:document-meta>
</file>